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640000018B7FB4AEA26EDD3642.png" manifest:media-type="image/png"/>
  <manifest:file-entry manifest:full-path="Pictures/10000201000000F60000010E6EBD795CBF812C1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 Black" svg:font-family="'Arial Black'" style:font-pitch="variable"/>
    <style:font-face style:name="Chilanka" svg:font-family="Chilank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25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Chilanka" fo:font-size="28pt" fo:font-weight="bold"/>
    </style:style>
    <style:style style:name="P3" style:family="paragraph">
      <loext:graphic-properties draw:fill="none" draw:fill-color="#ffffff"/>
      <style:text-properties fo:color="#ffffff" loext:opacity="100%" style:font-name="Chilanka" fo:font-size="28pt" fo:font-weight="bold" fo:background-color="transparent" style:font-size-asian="24pt" style:font-size-complex="24pt"/>
    </style:style>
    <style:style style:name="T1" style:family="text">
      <style:text-properties fo:color="#ffffff" loext:opacity="100%" style:font-name="Chilanka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08cm" svg:height="7.143cm" svg:x="2.5cm" svg:y="0.2cm">
          <draw:image xlink:href="Pictures/10000201000000F60000010E6EBD795CBF812C16.png" xlink:type="simple" xlink:show="embed" xlink:actuate="onLoad" draw:mime-type="image/png">
            <text:p/>
          </draw:image>
        </draw:frame>
        <draw:frame draw:style-name="gr1" draw:text-style-name="P1" draw:layer="layout" svg:width="11.466cm" svg:height="7.4cm" svg:x="0.2cm" svg:y="5.6cm">
          <draw:image xlink:href="Pictures/10000201000002640000018B7FB4AEA26EDD3642.png" xlink:type="simple" xlink:show="embed" xlink:actuate="onLoad" draw:mime-type="image/png">
            <text:p/>
          </draw:image>
        </draw:frame>
        <draw:frame draw:style-name="gr2" draw:text-style-name="P3" draw:layer="layout" svg:width="3.9cm" svg:height="3.503cm" draw:transform="rotate (0.201061929829747) translate (6.86cm 7.449cm)">
          <draw:text-box>
            <text:p text:style-name="P2"><text:span text:style-name="T1">Family photo albu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Black" svg:font-family="'Arial Black'" style:font-pitch="variable"/>
    <style:font-face style:name="Chilanka" svg:font-family="Chilank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9-05-23T17:23:33.788747265</meta:creation-date>
    <dc:date>2020-11-18T11:01:09.236450301</dc:date>
    <meta:editing-duration>PT14M48S</meta:editing-duration>
    <meta:editing-cycles>3</meta:editing-cycles>
    <meta:generator>LibreOffice/7.0.3.1$Linux_X86_64 LibreOffice_project/00$Build-1</meta:generator>
    <meta:document-statistic meta:object-count="3"/>
  </office:meta>
</office:document-meta>
</file>